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c05d8" officeooo:paragraph-rsid="001c05d8"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ced1d" officeooo:paragraph-rsid="001ced1d"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a4b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3">1st</text:span> of <text:span text:style-name="T3">March</text:span> 202<text:span text:style-name="T3">2</text:span> under the <text:span text:style-name="T3">8th</text:span> PA Meeting.</text:p>
      <text:p text:style-name="P1"/>
      <text:p text:style-name="P1">The Assembly, recognising the current situation,</text:p>
      <text:p text:style-name="P1"/>
      <text:p text:style-name="P5">Constitutes the need to incentivize activism for the server, in one of the following ways which are to be voted on:</text:p>
      <text:p text:style-name="P5">a. The link to the minecraft server promotion (<text:a xlink:type="simple" xlink:href="https://minecraftservers.org/server/630351" text:style-name="Internet_20_link" text:visited-style-name="Visited_20_Internet_20_Link">https://minecraftservers.org/server/630351</text:a>) is to be easily accessible and people are to be reminded to vote on it</text:p>
      <text:p text:style-name="P5">b. The PA is to collect a tax of 1 diamond per active player per month (at the last day of each month), which is then distributed amongst the voter or voters which have brought out the no.1 amount of votes</text:p>
      <text:p text:style-name="P5">c. The voter or voters which have brough out the no.1 amount of votes get an extra vote in the PA for the next month</text:p>
      <text:p text:style-name="P1"/>
      <text:p text:style-name="P1">And proceeds.</text:p>
      <text:p text:style-name="P1"/>
      <text:p text:style-name="P1">Signed by,</text:p>
      <text:p text:style-name="P4">FVerndari</text:p>
      <text:p text:style-name="P4">MrBased</text:p>
      <text:p text:style-name="P4">Comradedoggo_22</text:p>
      <text:p text:style-name="P4">Emeralda_axe7</text:p>
      <text:p text:style-name="P1"/>
      <text:p text:style-name="P1"/>
      <text:p text:style-name="P1"/>
      <text:p text:style-name="Standard"><text:span text:style-name="T1">[</text:span><text:span text:style-name="T2">Motion 8-2: To incentivize activism for the server</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3-02T11:12:30.341682450</dc:date>
    <meta:editing-duration>PT5M41S</meta:editing-duration>
    <meta:editing-cycles>8</meta:editing-cycles>
    <meta:generator>LibreOffice/7.2.5.2.0$Linux_X86_64 LibreOffice_project/711f8d38e9451cd2fd39b6963d2a3fc166f04cb1</meta:generator>
    <meta:document-statistic meta:table-count="0" meta:image-count="0" meta:object-count="0" meta:page-count="1" meta:paragraph-count="13" meta:word-count="148" meta:character-count="847" meta:non-whitespace-character-count="712"/>
  </office:meta>
</office:document-meta>
</file>